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5" text:outline-level="1" text:is-list-header="true"><text:line-break/><text:span text:style-name="T1">[organizacion.Nombre]<text:line-break/>[organizacion.Descripcion]<text:line-break/>[organizacion.Cuit]<text:line-break/>[organizacion.Ciudad]</text:span></text:h>
        <text:h text:style-name="P1" text:outline-level="1"><text:line-break/><text:span text:style-name="T2">Usuario: [usuario.Usuario]<text:line-break/>Email: [usuario.Email]</text:span></text:h>
        <text:h text:style-name="Heading_20_1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31T12:00:38</meta:creation-date>
    <dc:date>2007-12-26T11:24:18</dc:date>
    <dc:language>es-AR</dc:language>
    <meta:editing-cycles>28</meta:editing-cycles>
    <meta:editing-duration>PT2H34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8" meta:character-count="141"/>
  </office:meta>
</office:document-meta>
</file>